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style:font-name="Arial" fo:font-size="12pt" fo:letter-spacing="normal" fo:font-style="normal" fo:font-weight="normal" officeooo:rsid="001df77e" officeooo:paragraph-rsid="0005e539"/>
    </style:style>
    <style:style style:name="P2" style:family="paragraph" style:parent-style-name="Standard">
      <style:text-properties fo:font-variant="normal" fo:text-transform="none" fo:color="#333333" style:font-name="Arial" fo:font-size="12pt" fo:letter-spacing="normal" fo:font-style="normal" fo:font-weight="normal" officeooo:rsid="0006a9f0" officeooo:paragraph-rsid="0006a9f0"/>
    </style:style>
    <style:style style:name="P3" style:family="paragraph" style:parent-style-name="Standard">
      <style:text-properties officeooo:rsid="001df77e" officeooo:paragraph-rsid="0005e5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LMES</text:p>
      <text:p text:style-name="P3"/>
      <text:p text:style-name="P3">&gt; MEU PASSADO ME CONDENA - O FILME</text:p>
      <text:p text:style-name="P1"/>
      <text:p text:style-name="P1">Quando Fábio (Fábio Porchat) e Miá (Miá Mello) se encontram, é amor à primeira vista. Eles se casam um mês depois de se conhecerem e decidem viajar à Europa em um cruzeiro em lua de mel. Só que, durante a viagem, eles encontram seus antigos namorados, Beto (Alejandro Claveaux) e Laura (Juliana Didone), que hoje estão juntos e também passam sua lua de mel.</text:p>
      <text:p text:style-name="P1"/>
      <text:p text:style-name="P2">&gt; MINHA MÃE É UMA PEÇA – O FILME</text:p>
      <text:p text:style-name="P2">Dona Hermínia (Paulo Gustavo) é uma mulher de meia idade, divorciada do marido (Herson Capri), que a trocou por uma mais jovem (Ingrid Guimarães). Hiperativa, ela não larga o pé de seus filhos Marcelina e Juliano (Mariana Xavier e Rodrigo Pandolfo), sem se dar conta que eles já estão bem grandinhos. Um dia, após descobrir que eles consideram ela uma chata, resolve sair de casa sem avisar para ninguém, deixando todos, de alguma forma, preocupados com o que teria acontecido. Mal sabem eles que a mãe foi visitar a querida tia Zélia (Sueli Franco) para desabafar com ela suas tristezas do presente e recordar os bons tempos do passado.</text:p>
      <text:p text:style-name="P2"/>
      <text:p text:style-name="P2">&gt; SE BEBER, NÃO CASE!</text:p>
      <text:p text:style-name="P2"/>
      <text:p text:style-name="P2">Doug Billings (Justin Bartha) está prestes a se casar. Stu Price (Ed Helms), um dentista que planeja pedir a namorada em casamento, Phil Wenneck (Bradley Cooper), um professor colegial entediado com o matrimônio, e Alan Garner (Zach Galifianakis), seu futuro cunhado, são seus melhores amigos. O trio organiza uma festa de despedida de solteiro para Doug, levando-o para Las Vegas. Lá eles alugam uma suíte e têm uma noite de grande badalação. Na manhã seguinte os três acordam sem ter a menor idéia do que aconteceu na noite anterior. Eles sabem apenas que Stu perdeu um dente, há um tigre no banheiro, um bebê no closet e Doug simplesmente desapareceu. Para descobrir o que ocorreu, eles tentam juntar as memórias e reconstituir os eventos do dia anterior.</text:p>
      <text:p text:style-name="P2"/>
      <text:p text:style-name="P2">&gt; DEADPOOL</text:p>
      <text:p text:style-name="P2"/>
      <text:p text:style-name="P2">Ex-militar e mercenário, Wade Wilson (Ryan Reynolds) é diagnosticado com câncer em estado terminal, porém encontra uma possibilidade de cura em uma sinistra experiência científica. Recuperado, com poderes e um incomum senso de humor, ele torna-se Deadpool e busca vingança contra o homem que destruiu sua vida.</text:p>
      <text:p text:style-name="P2"/>
      <text:p text:style-name="P2">&gt;ATÉ QUE A SORTE NOS SEPARE</text:p>
      <text:p text:style-name="P2"/>
      <text:p text:style-name="P2">Tino (Leandro Hassum) é um pai de família comum que vê sua vida virar de ponta a cabeça após ganhar na loteria. Levando uma vida de ostentação ao lado da mulher, Jane (Danielle Winits), ele gasta todo o dinheiro em 15 anos. Ao se ver quebrado, Tino aceita a ajuda do vizinho Amauri (Kiko Mascarenhas), um consultor de finanças super burocrático e que por sinal vive seu próprio drama ao enfrentar uma crise no casamento com Laura (Rita Elmôr). Tentando evitar que Jane descubra a nova situação financeira, afinal ela está grávida do terceiro filho não pode passar por fortes emoções, Tino se envolve em várias confusões para fingir que tudo continua bem. Para isso, conta com ajuda do melhor amigo, Adelson (Aílton Graça), e dos filh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02:01:12.042878632</meta:creation-date>
    <dc:date>2017-03-31T19:06:53.803169617</dc:date>
    <meta:editing-duration>PT34M11S</meta:editing-duration>
    <meta:editing-cycles>5</meta:editing-cycles>
    <meta:generator>LibreOffice/5.1.6.2$Linux_X86_64 LibreOffice_project/10m0$Build-2</meta:generator>
    <meta:document-statistic meta:table-count="0" meta:image-count="0" meta:object-count="0" meta:page-count="1" meta:paragraph-count="11" meta:word-count="504" meta:character-count="2928" meta:non-whitespace-character-count="2434"/>
  </office:meta>
</office:document-meta>
</file>